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02395481683137358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91713969320183323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5T16:20:13.47</dc:date>
    <dc:creator>James Lombardi</dc:creator>
    <meta:editing-duration>PT14H23M31S</meta:editing-duration>
    <meta:editing-cycles>88</meta:editing-cycles>
    <meta:document-statistic meta:table-count="0" meta:image-count="0" meta:object-count="0" meta:page-count="9" meta:paragraph-count="237" meta:word-count="3034" meta:character-count="15005"/>
  </office:meta>
</office:document-meta>
</file>